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420e"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1.6cm" svg:x="6.4cm" svg:y="7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cm" svg:y1="8.5cm" svg:x2="11.1cm" svg:y2="8.5cm">
          <text:p/>
        </draw:line>
        <draw:custom-shape draw:style-name="gr1" draw:text-style-name="P1" draw:layer="layout" svg:width="2.6cm" svg:height="1.6cm" svg:x="11.1cm" svg:y="7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cm" svg:y1="8.5cm" svg:x2="6.4cm" svg:y2="8.5cm">
          <text:p/>
        </draw:line>
        <draw:custom-shape draw:style-name="gr3" draw:text-style-name="P1" draw:layer="layout" svg:width="0.6cm" svg:height="0.6cm" svg:x="2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3.1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0.6cm" svg:x="7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7.8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6cm" svg:x="11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5cm" svg:x="12.5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8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0.6cm" svg:x="9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9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10.2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5cm" svg:x="10.2cm" svg:y="11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cm" svg:y1="9.3cm" svg:x2="10.4cm" svg:y2="10.7cm">
          <text:p/>
        </draw:line>
        <draw:line draw:style-name="gr2" draw:text-style-name="P1" draw:layer="layout" svg:x1="7.7cm" svg:y1="9.3cm" svg:x2="9.9cm" svg:y2="10.7cm">
          <text:p/>
        </draw:line>
        <draw:frame draw:style-name="gr6" draw:text-style-name="P2" draw:layer="layout" svg:width="2.915cm" svg:height="0.729cm" svg:x="6.196cm" svg:y="7cm">
          <draw:text-box>
            <text:p><text:span text:style-name="T1">target Scene</text:span></text:p>
          </draw:text-box>
        </draw:frame>
        <draw:frame draw:style-name="gr6" draw:text-style-name="P2" draw:layer="layout" svg:width="2.915cm" svg:height="0.729cm" svg:x="10.9cm" svg:y="7cm">
          <draw:text-box>
            <text:p><text:span text:style-name="T1">target Edges</text:span></text:p>
          </draw:text-box>
        </draw:frame>
        <draw:frame draw:style-name="gr6" draw:text-style-name="P2" draw:layer="layout" svg:width="3.012cm" svg:height="0.729cm" svg:x="8.617cm" svg:y="12.3cm">
          <draw:text-box>
            <text:p><text:span text:style-name="T1">target_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0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avien BRIDAULT-LOUCHEZ</meta:initial-creator>
    <meta:creation-date>2016-01-13T11:15:06.651091840</meta:creation-date>
    <dc:date>2016-01-21T10:27:12.279451862</dc:date>
    <dc:creator>Flavien BRIDAULT-LOUCHEZ</dc:creator>
    <meta:editing-duration>P1DT3H43M22S</meta:editing-duration>
    <meta:editing-cycles>4</meta:editing-cycles>
    <meta:generator>LibreOffice/4.2.8.2$Linux_X86_64 LibreOffice_project/420m0$Build-2</meta:generator>
    <meta:document-statistic meta:object-count="20"/>
  </office:meta>
</office:document-meta>
</file>